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5AE000007D04134CDEF.jpg"/>
  <manifest:file-entry manifest:media-type="image/jpeg" manifest:full-path="Pictures/10000000000005AE000007D069D54FC4.jpg"/>
  <manifest:file-entry manifest:media-type="image/jpeg" manifest:full-path="Pictures/10000000000005AE000007D06AE0A37D.jpg"/>
  <manifest:file-entry manifest:media-type="image/jpeg" manifest:full-path="Pictures/10000000000005AE000007D0F6A67C3E.jpg"/>
  <manifest:file-entry manifest:media-type="image/jpeg" manifest:full-path="Pictures/10000000000005AC000007D0E6ADAEBF.jpg"/>
  <manifest:file-entry manifest:media-type="image/jpeg" manifest:full-path="Pictures/10000000000005AE000007D04B31EA92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achlieli CLM1" svg:font-family="'Nachlieli CL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גרפיקה1" text:anchor-type="paragraph" svg:width="17cm" svg:height="23.384cm" draw:z-index="0"><draw:image xlink:href="Pictures/10000000000005AE000007D04B31EA92.jpg" xlink:type="simple" xlink:show="embed" xlink:actuate="onLoad"/></draw:frame></text:p>
      <text:p text:style-name="P1"><draw:frame draw:style-name="fr1" draw:name="גרפיקה2" text:anchor-type="paragraph" svg:width="17cm" svg:height="23.384cm" draw:z-index="1"><draw:image xlink:href="Pictures/10000000000005AE000007D0F6A67C3E.jpg" xlink:type="simple" xlink:show="embed" xlink:actuate="onLoad"/></draw:frame></text:p>
      <text:p text:style-name="P1"><draw:frame draw:style-name="fr1" draw:name="גרפיקה3" text:anchor-type="paragraph" svg:width="17cm" svg:height="23.384cm" draw:z-index="2"><draw:image xlink:href="Pictures/10000000000005AE000007D06AE0A37D.jpg" xlink:type="simple" xlink:show="embed" xlink:actuate="onLoad"/></draw:frame></text:p>
      <text:p text:style-name="P1"><draw:frame draw:style-name="fr1" draw:name="גרפיקה4" text:anchor-type="paragraph" svg:width="17cm" svg:height="23.416cm" draw:z-index="3"><draw:image xlink:href="Pictures/10000000000005AC000007D0E6ADAEBF.jpg" xlink:type="simple" xlink:show="embed" xlink:actuate="onLoad"/></draw:frame></text:p>
      <text:p text:style-name="P1"><draw:frame draw:style-name="fr1" draw:name="גרפיקה5" text:anchor-type="paragraph" svg:width="17cm" svg:height="23.384cm" draw:z-index="4"><draw:image xlink:href="Pictures/10000000000005AE000007D069D54FC4.jpg" xlink:type="simple" xlink:show="embed" xlink:actuate="onLoad"/></draw:frame></text:p>
      <text:p text:style-name="P1"><draw:frame draw:style-name="fr1" draw:name="גרפיקה6" text:anchor-type="paragraph" svg:width="17cm" svg:height="23.384cm" draw:z-index="5"><draw:image xlink:href="Pictures/10000000000005AE000007D04134CDE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achlieli CLM1" svg:font-family="'Nachlieli CL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 user</meta:initial-creator>
    <meta:creation-date>2012-03-28T15:25:36</meta:creation-date>
    <meta:document-statistic meta:table-count="0" meta:image-count="6" meta:object-count="0" meta:page-count="6" meta:paragraph-count="0" meta:word-count="0" meta:character-count="0"/>
    <dc:date>2012-03-28T15:27:23</dc:date>
    <dc:creator>math user</dc:creator>
    <meta:editing-duration>PT00H01M47S</meta:editing-duration>
    <meta:editing-cycles>1</meta:editing-cycles>
    <meta:generator>OpenOffice.org/3.2$Unix OpenOffice.org_project/320m12$Build-9483</meta:generator>
  </office:meta>
</office:document-meta>
</file>